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0d0d0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custom-shape svg:x="0in" svg:y="0.41837in" svg:width="13.33333in" svg:height="0.88775in" draw:id="id63" draw:style-name="a384" draw:name="Rechthoek: afgeronde hoeken 3">
          <svg:title/>
          <svg:desc/>
          <text:p text:style-name="a383" text:class-names="" text:cond-style-name=""><text:span text:style-name="a381" text:class-names="">titel</text:span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13.33333in" svg:height="0.41837in" draw:id="id64" draw:style-name="a388" draw:name="Rechthoek: afgeronde hoeken 4">
          <svg:title/>
          <svg:desc/>
          <text:p text:style-name="a387" text:class-names="" text:cond-style-name=""><text:span text:style-name="a385" text:class-names="">navbar</text:span><text:span text:style-name="a3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18367in" svg:y="2.72449in" svg:width="3.05102in" svg:height="3.16327in" draw:id="id65" draw:style-name="a392" draw:name="Rechthoek: afgeronde hoeken 5">
          <svg:title/>
          <svg:desc/>
          <text:p text:style-name="a391" text:class-names="" text:cond-style-name=""><text:span text:style-name="a389" text:class-names="">grafiek</text:span><text:span text:style-name="a3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42177in" svg:y="2.73469in" svg:width="3.05102in" svg:height="3.16327in" draw:id="id66" draw:style-name="a396" draw:name="Rechthoek: afgeronde hoeken 6">
          <svg:title/>
          <svg:desc/>
          <text:p text:style-name="a395" text:class-names="" text:cond-style-name=""><text:span text:style-name="a393" text:class-names="">grafiek</text:span><text:span text:style-name="a3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30272in" svg:y="2.72449in" svg:width="3.05102in" svg:height="3.16327in" draw:id="id67" draw:style-name="a400" draw:name="Rechthoek: afgeronde hoeken 7">
          <svg:title/>
          <svg:desc/>
          <text:p text:style-name="a399" text:class-names="" text:cond-style-name=""><text:span text:style-name="a397" text:class-names="">grafiek</text:span><text:span text:style-name="a3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2" draw:style-name="a401" draw:master-page-name="Master1-Layout1-title-Titeldia" presentation:presentation-page-layout-name="Master1-PPL1" draw:id="Slide-257">
        <draw:custom-shape svg:x="0in" svg:y="0in" svg:width="13.66327in" svg:height="7.63265in" draw:id="id68" draw:style-name="a404" draw:name="Rechthoek 1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41837in" svg:width="13.33333in" svg:height="0.88775in" draw:id="id69" draw:style-name="a408" draw:name="Rechthoek: afgeronde hoeken 3">
          <svg:title/>
          <svg:desc/>
          <text:p text:style-name="a407" text:class-names="" text:cond-style-name=""><text:span text:style-name="a405" text:class-names="">titel</text:span><text:span text:style-name="a40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13.33333in" svg:height="0.41837in" draw:id="id70" draw:style-name="a412" draw:name="Rechthoek: afgeronde hoeken 4">
          <svg:title/>
          <svg:desc/>
          <text:p text:style-name="a411" text:class-names="" text:cond-style-name=""><text:span text:style-name="a409" text:class-names="">navbar</text:span><text:span text:style-name="a4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18367in" svg:y="2.72449in" svg:width="3.05102in" svg:height="3.16327in" draw:id="id71" draw:style-name="a416" draw:name="Rechthoek: afgeronde hoeken 5">
          <svg:title/>
          <svg:desc/>
          <text:p text:style-name="a415" text:class-names="" text:cond-style-name=""><text:span text:style-name="a413" text:class-names="">grafiek</text:span><text:span text:style-name="a4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42177in" svg:y="2.73469in" svg:width="3.05102in" svg:height="3.16327in" draw:id="id72" draw:style-name="a420" draw:name="Rechthoek: afgeronde hoeken 6">
          <svg:title/>
          <svg:desc/>
          <text:p text:style-name="a419" text:class-names="" text:cond-style-name=""><text:span text:style-name="a417" text:class-names="">grafiek</text:span><text:span text:style-name="a4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30272in" svg:y="2.72449in" svg:width="3.05102in" svg:height="3.16327in" draw:id="id73" draw:style-name="a424" draw:name="Rechthoek: afgeronde hoeken 7">
          <svg:title/>
          <svg:desc/>
          <text:p text:style-name="a423" text:class-names="" text:cond-style-name=""><text:span text:style-name="a421" text:class-names="">grafiek</text:span><text:span text:style-name="a4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esentatie</dc:title>
    <meta:initial-creator>David Aalderink</meta:initial-creator>
    <dc:creator>David Aalderink</dc:creator>
    <meta:creation-date>2023-04-13T06:42:41Z</meta:creation-date>
    <dc:date>2023-04-13T06:50:09Z</dc:date>
    <meta:editing-cycles>1</meta:editing-cycles>
    <meta:editing-duration>PT448S</meta:editing-duration>
    <meta:document-statistic meta:paragraph-count="10" meta:word-count="10"/>
  </office:meta>
</office:document-meta>
</file>